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ummary.Tes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ummary.succe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ummary.elap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addFailure( Test test , AssertionFailed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ru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addError( Test tes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stop( Test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ummary.start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mmary.start( Test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